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color="#C00000"/>
    </style:style>
    <style:style style:name="T3" style:parent-style-name="Policepardéfaut" style:family="text">
      <style:text-properties fo:color="#8064A2"/>
    </style:style>
    <style:style style:name="P4" style:parent-style-name="Titre3" style:family="paragraph">
      <style:text-properties fo:color="#1F497D"/>
    </style:style>
    <style:style style:name="P5" style:parent-style-name="Titre3" style:family="paragraph">
      <style:text-properties fo:color="#1F497D"/>
    </style:style>
    <style:style style:name="P6" style:parent-style-name="Titre3" style:family="paragraph">
      <style:text-properties fo:color="#1F497D"/>
    </style:style>
    <style:style style:name="P7" style:parent-style-name="Titre3" style:family="paragraph">
      <style:text-properties fo:color="#1F497D"/>
    </style:style>
    <style:style style:name="P8" style:parent-style-name="Titre3" style:family="paragraph">
      <style:text-properties fo:color="#1F497D"/>
    </style:style>
    <style:style style:name="P9" style:parent-style-name="Titre3" style:family="paragraph">
      <style:text-properties fo:color="#1F497D"/>
    </style:style>
    <style:style style:name="P10" style:parent-style-name="Titre2" style:family="paragraph">
      <style:text-properties fo:color="#8064A2"/>
    </style:style>
    <style:style style:name="P11" style:parent-style-name="Titre3" style:family="paragraph">
      <style:text-properties fo:color="#1F497D"/>
    </style:style>
    <style:style style:name="P12" style:parent-style-name="Titre3" style:family="paragraph">
      <style:text-properties fo:color="#1F497D"/>
    </style:style>
    <style:style style:name="P13" style:parent-style-name="Titre3" style:family="paragraph">
      <style:text-properties fo:color="#1F497D"/>
    </style:style>
    <style:style style:name="P14" style:parent-style-name="Titre5" style:family="paragraph">
      <style:text-properties fo:color="#E7E6E6"/>
    </style:style>
    <style:style style:name="P15" style:parent-style-name="Titre5" style:family="paragraph">
      <style:text-properties fo:color="#E7E6E6"/>
    </style:style>
    <style:style style:name="P16" style:parent-style-name="Titre5" style:family="paragraph">
      <style:text-properties fo:color="#E7E6E6"/>
    </style:style>
    <style:style style:name="P17" style:parent-style-name="Titre5" style:family="paragraph">
      <style:text-properties fo:color="#E7E6E6"/>
    </style:style>
    <style:style style:name="P18" style:parent-style-name="Titre5" style:family="paragraph">
      <style:text-properties fo:color="#E7E6E6"/>
    </style:style>
    <style:style style:name="P19" style:parent-style-name="Titre5" style:family="paragraph">
      <style:text-properties fo:color="#E7E6E6"/>
    </style:style>
    <style:style style:name="P20" style:parent-style-name="Titre5" style:family="paragraph">
      <style:text-properties fo:color="#E7E6E6"/>
    </style:style>
    <style:style style:name="P21" style:parent-style-name="Titre5" style:family="paragraph">
      <style:text-properties fo:color="#E7E6E6"/>
    </style:style>
    <style:style style:name="P22" style:parent-style-name="Titre5" style:family="paragraph">
      <style:text-properties fo:color="#E7E6E6"/>
    </style:style>
    <style:style style:name="P23" style:parent-style-name="Titre5" style:family="paragraph">
      <style:text-properties fo:color="#E7E6E6"/>
    </style:style>
    <style:style style:name="P24" style:parent-style-name="Titre5" style:family="paragraph">
      <style:text-properties fo:color="#E7E6E6"/>
    </style:style>
    <style:style style:name="P25" style:parent-style-name="Titre5" style:family="paragraph">
      <style:text-properties fo:color="#E7E6E6"/>
    </style:style>
    <style:style style:name="P26" style:parent-style-name="Titre5" style:family="paragraph">
      <style:text-properties fo:color="#E7E6E6"/>
    </style:style>
    <style:style style:name="P27" style:parent-style-name="Titre5" style:family="paragraph">
      <style:text-properties fo:color="#E7E6E6"/>
    </style:style>
    <style:style style:name="P28" style:parent-style-name="Titre6" style:family="paragraph">
      <style:text-properties fo:color="#E7E6E6"/>
    </style:style>
    <style:style style:name="P29" style:parent-style-name="Titre6" style:family="paragraph">
      <style:text-properties fo:color="#E7E6E6"/>
    </style:style>
    <style:style style:name="P30" style:parent-style-name="Titre6" style:family="paragraph">
      <style:text-properties fo:color="#E7E6E6"/>
    </style:style>
    <style:style style:name="P31" style:parent-style-name="Titre6" style:family="paragraph">
      <style:text-properties fo:color="#E7E6E6"/>
    </style:style>
    <style:style style:name="P32" style:parent-style-name="Titre5" style:family="paragraph">
      <style:text-properties fo:color="#E7E6E6"/>
    </style:style>
    <style:style style:name="P33" style:parent-style-name="Titre5" style:family="paragraph">
      <style:text-properties fo:color="#E7E6E6"/>
    </style:style>
    <style:style style:name="P34" style:parent-style-name="Titre5" style:family="paragraph">
      <style:text-properties fo:color="#E7E6E6"/>
    </style:style>
    <style:style style:name="P35" style:parent-style-name="Titre5" style:family="paragraph">
      <style:text-properties fo:color="#E7E6E6"/>
    </style:style>
    <style:style style:name="P36" style:parent-style-name="Titre5" style:family="paragraph">
      <style:text-properties fo:color="#E7E6E6"/>
    </style:style>
    <style:style style:name="P37" style:parent-style-name="Titre5" style:family="paragraph">
      <style:text-properties fo:color="#E7E6E6"/>
    </style:style>
    <style:style style:name="P38" style:parent-style-name="Titre5" style:family="paragraph">
      <style:text-properties fo:color="#E7E6E6"/>
    </style:style>
    <style:style style:name="P39" style:parent-style-name="Titre5" style:family="paragraph">
      <style:text-properties fo:color="#E7E6E6"/>
    </style:style>
    <style:style style:name="P40" style:parent-style-name="Titre5" style:family="paragraph">
      <style:text-properties fo:color="#E7E6E6"/>
    </style:style>
    <style:style style:name="P41" style:parent-style-name="Titre5" style:family="paragraph">
      <style:text-properties fo:color="#E7E6E6"/>
    </style:style>
    <style:style style:name="P42" style:parent-style-name="Titre5" style:family="paragraph">
      <style:text-properties fo:color="#E7E6E6"/>
    </style:style>
    <style:style style:name="P43" style:parent-style-name="Titre5" style:family="paragraph">
      <style:text-properties fo:color="#E7E6E6"/>
    </style:style>
    <style:style style:name="P44" style:parent-style-name="Titre5" style:family="paragraph">
      <style:text-properties fo:color="#E7E6E6"/>
    </style:style>
    <style:style style:name="P45" style:parent-style-name="Titre5" style:family="paragraph">
      <style:text-properties fo:color="#E7E6E6"/>
    </style:style>
    <style:style style:name="P46" style:parent-style-name="Titre5" style:family="paragraph">
      <style:text-properties fo:color="#E7E6E6"/>
    </style:style>
    <style:style style:name="P47" style:parent-style-name="Titre5" style:family="paragraph">
      <style:text-properties fo:color="#E7E6E6"/>
    </style:style>
    <style:style style:name="P48" style:parent-style-name="Titre2" style:family="paragraph">
      <style:text-properties fo:color="#8064A2"/>
    </style:style>
    <style:style style:name="P49" style:parent-style-name="Titre2" style:family="paragraph">
      <style:text-properties fo:color="#8064A2"/>
    </style:style>
    <style:style style:name="P50" style:parent-style-name="Titre2" style:family="paragraph">
      <style:text-properties fo:color="#8064A2"/>
    </style:style>
    <style:style style:name="P51" style:parent-style-name="Titre3" style:family="paragraph">
      <style:text-properties fo:color="#1F497D"/>
    </style:style>
    <style:style style:name="P52" style:parent-style-name="Titre3" style:family="paragraph">
      <style:text-properties fo:color="#1F497D"/>
    </style:style>
    <style:style style:name="P53" style:parent-style-name="Titre2" style:family="paragraph">
      <style:text-properties fo:color="#8064A2"/>
    </style:style>
    <style:style style:name="P54" style:parent-style-name="Titre3" style:family="paragraph">
      <style:text-properties fo:color="#1F497D"/>
    </style:style>
    <style:style style:name="P55" style:parent-style-name="Titre3" style:family="paragraph">
      <style:text-properties fo:color="#1F497D"/>
    </style:style>
    <style:style style:name="P56" style:parent-style-name="Titre3" style:family="paragraph">
      <style:text-properties fo:color="#1F497D"/>
    </style:style>
    <style:style style:name="T57" style:parent-style-name="Policepardéfaut" style:family="text">
      <style:text-properties fo:color="#8064A2"/>
    </style:style>
    <style:style style:name="T58" style:parent-style-name="Policepardéfaut" style:family="text">
      <style:text-properties fo:color="#1F497D"/>
    </style:style>
    <style:style style:name="T59" style:parent-style-name="Policepardéfaut" style:family="text">
      <style:text-properties fo:color="#1F497D"/>
    </style:style>
  </office:automatic-styles>
  <office:body>
    <office:text text:use-soft-page-breaks="true">
      <text:h text:style-name="P1" text:outline-level="1"><text:span text:style-name="T2">Affichage de la carte avec les bornes publiques</text:span></text:h>
      <text:h text:style-name="Titre2" text:outline-level="2"><text:span text:style-name="T3">Sélection d'une borne publique</text:span></text:h>
      <text:h text:style-name="P4" text:outline-level="3">Affichage de la moyenne des notations</text:h>
      <text:h text:style-name="P5" text:outline-level="3">Affichage d'un graphique en barres représentant la répartition des<text:s/>notes de 0 à 10</text:h>
      <text:h text:style-name="P6" text:outline-level="3">Affichage des différentes caractéristiques de la borne (distance à vol d'oiseau, fournisseur, type de lieu, gratuit/payant, etc.)</text:h>
      <text:h text:style-name="P7" text:outline-level="3">Affichage du commentaire positif le plus apprécié et du commentaire négatif le plus apprécié</text:h>
      <text:h text:style-name="P8" text:outline-level="3">Lien pour afficher tous les commentaires</text:h>
      <text:h text:style-name="P9" text:outline-level="3">Affichage de tous les commentaires avec leur notation</text:h>
      <text:h text:style-name="P10" text:outline-level="2">Sélection de l'icône « Affichage de la liste des bornes publiques »</text:h>
      <text:h text:style-name="P11" text:outline-level="3">Affichage de la liste de toutes les bornes publiques avec leurs différentes caractéristiques</text:h>
      <text:h text:style-name="P12" text:outline-level="3">Changement du sens d'affichage d'une colonne (= caractéristique) grâce à un petit triangle</text:h>
      <text:h text:style-name="P13" text:outline-level="3">Sélection de l'icône « N'afficher qu'une partie des bornes publiques » (= filtres)</text:h>
      <text:h text:style-name="Titre4" text:outline-level="4">Sélection de l'icône « Notation »</text:h>
      <text:h text:style-name="P14" text:outline-level="5">Sélection de la case à cocher « 0 » (sélectionné par défaut)</text:h>
      <text:h text:style-name="P15" text:outline-level="5">Sélection de la case à cocher « 1 » (sélectionné par défaut)</text:h>
      <text:h text:style-name="P16" text:outline-level="5">Sélection de la case à cocher « 2 » (sélectionné par défaut)</text:h>
      <text:h text:style-name="P17" text:outline-level="5">Sélection de la case à cocher « 3 » (sélectionné par défaut)</text:h>
      <text:h text:style-name="P18" text:outline-level="5">Sélection de la case à cocher « 4 » (sélectionné par défaut)</text:h>
      <text:h text:style-name="P19" text:outline-level="5">Sélection de la<text:s/>case à cocher « 5 » (sélectionné par défaut)</text:h>
      <text:h text:style-name="P20" text:outline-level="5">Sélection de la case à cocher « 6 » (sélectionné par défaut)</text:h>
      <text:h text:style-name="P21" text:outline-level="5">Sélection de la case à cocher « 7 » (sélectionné par défaut)</text:h>
      <text:h text:style-name="P22" text:outline-level="5">Sélection de la case à cocher « 8 » (sélectionné par défaut)</text:h>
      <text:h text:style-name="P23" text:outline-level="5">Sélection de la case à<text:s/>cocher « 9 » (sélectionné par défaut)</text:h>
      <text:h text:style-name="P24" text:outline-level="5">Sélection de la case à cocher « 10 » (sélectionné par défaut)</text:h>
      <text:h text:style-name="P25" text:outline-level="5">Validation des paramètres sélectionnés</text:h>
      <text:h text:style-name="Titre4" text:outline-level="4">Sélection de l'icône « Distance par rapport à la position actuelle »</text:h>
      <text:h text:style-name="P26" text:outline-level="5">Sélection du bouton radio « À vol d'oiseau » (sélectionné par défaut)</text:h>
      <text:h text:style-name="P27" text:outline-level="5">Sélection du bouton radio « Prise en compte du moyen de transport »</text:h>
      <text:h text:style-name="P28" text:outline-level="6">Sélection de la case à cocher « Piéton » (sélectionné par défaut si sélection du bouton radio correspondant)</text:h>
      <text:h text:style-name="P29" text:outline-level="6">Sélection de la case à cocher « Vélo » (sélectionné par défaut si sélection du bouton radio correspondant)</text:h>
      <text:h text:style-name="P30" text:outline-level="6">Sélection de la case à cocher « Voiture » (sélectionné par défaut si sélection du bouton radio correspondant)</text:h>
      <text:h text:style-name="P31" text:outline-level="6">Sélection de la case à cocher « Camion » (sélectionné par défaut si sélection du bouton radio correspondant)</text:h>
      <text:h text:style-name="P32" text:outline-level="5">Validation des paramètres sélectionnés</text:h>
      <text:h text:style-name="Titre4" text:outline-level="4">Sélection de l'icône « Fournisseur »</text:h>
      <text:h text:style-name="P33" text:outline-level="5">Sélection de la case à cocher « Bouygues » (sélectionné par défaut)</text:h>
      <text:soft-page-break/>
      <text:h text:style-name="P34" text:outline-level="5">Sélection de la case à cocher « Free » (sélectionné par défaut)</text:h>
      <text:h text:style-name="P35" text:outline-level="5">Sélection de la case à cocher « Orange » (sélectionné par défaut)</text:h>
      <text:h text:style-name="P36" text:outline-level="5">Sélection de la case à cocher « SFR » (sélectionné par défaut)</text:h>
      <text:h text:style-name="P37" text:outline-level="5">Sélection de la case à cocher « Autre » (sélectionné par défaut)</text:h>
      <text:h text:style-name="P38" text:outline-level="5">Validation des paramètres sélectionnés</text:h>
      <text:h text:style-name="Titre4" text:outline-level="4">Sélection de l'icône « Type de lieu »</text:h>
      <text:h text:style-name="P39" text:outline-level="5">Sélection de la case<text:s/>à cocher « Chez vous » (sélectionné par défaut)</text:h>
      <text:h text:style-name="P40" text:outline-level="5">Sélection de la case à cocher « Gare » (sélectionné par défaut)</text:h>
      <text:h text:style-name="P41" text:outline-level="5">Sélection de la case à cocher « Restaurant » (sélectionné par défaut)</text:h>
      <text:h text:style-name="P42" text:outline-level="5">Sélection de la case à cocher « Parc » (sélectionné par défaut)</text:h>
      <text:h text:style-name="P43" text:outline-level="5">Sélection<text:s/>de la case à cocher « Autre » (sélectionné par défaut)</text:h>
      <text:h text:style-name="P44" text:outline-level="5">Validation des paramètres sélectionnés</text:h>
      <text:h text:style-name="Titre4" text:outline-level="4">Sélection de l'icône « Gratuit/Payant »</text:h>
      <text:h text:style-name="P45" text:outline-level="5">Sélection de la case à cocher « Gratuit » (sélectionné par défaut)</text:h>
      <text:h text:style-name="P46" text:outline-level="5">Sélection de la case à cocher « Payant » (sélectionné<text:s/>par défaut)</text:h>
      <text:h text:style-name="P47" text:outline-level="5">Validation des paramètres sélectionnés</text:h>
      <text:h text:style-name="Titre4" text:outline-level="4">Validation des paramètres sélectionnés</text:h>
      <text:h text:style-name="P48" text:outline-level="2">Sélection de l'icône « Partager sur Facebook »</text:h>
      <text:h text:style-name="P49" text:outline-level="2">Sélection de l'icône « Partager sur Twitter »</text:h>
      <text:h text:style-name="P50" text:outline-level="2">Sélection de l'icône « Rapporter un problème aux administrateurs »</text:h>
      <text:h text:style-name="P51" text:outline-level="3">Saisie<text:s/>du problème</text:h>
      <text:h text:style-name="P52" text:outline-level="3">Validation du problème</text:h>
      <text:h text:style-name="P53" text:outline-level="2">Sélection de l'icône « Contacter un administrateur »</text:h>
      <text:h text:style-name="P54" text:outline-level="3">Sélection du bouton radio pour chaque administrateur</text:h>
      <text:h text:style-name="P55" text:outline-level="3">Saisie du message</text:h>
      <text:h text:style-name="P56" text:outline-level="3">Validation du message</text:h>
      <text:h text:style-name="Titre2" text:outline-level="2"><text:span text:style-name="T57">Sélection de l'icône « À propos de »</text:span></text:h>
      <text:h text:style-name="Titre3" text:outline-level="3"><text:span text:style-name="T58">Affichage des programmeurs et du staf</text:span><text:span text:style-name="T59">f du site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mbria" style:font-name-asian="MS Gothic" fo:color="#365F9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mbria" style:font-name-asian="MS Gothic" fo:color="#365F9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mbria" style:font-name-asian="MS Gothic" fo:color="#243F60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MS Gothic" fo:font-style="italic" style:font-style-asian="italic" style:font-style-complex="italic" fo:color="#365F9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mbria" style:font-name-asian="MS Gothic" fo:color="#365F9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mbria" style:font-name-asian="MS Gothic" fo:color="#243F60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size="12pt" style:font-size-asian="1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Cambria" style:font-name-asian="MS Gothic" style:font-name-complex="Times New Roman" fo:color="#365F91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826in"/>
      <style:text-properties style:language-asian="ja" style:country-asian="JP" fo:hyphenate="false"/>
    </style:style>
    <style:style style:name="Titre2Car" style:display-name="Titre 2 Car" style:family="text" style:parent-style-name="Policepardéfaut">
      <style:text-properties style:font-name="Cambria" style:font-name-asian="MS Gothic" style:font-name-complex="Times New Roman" fo:color="#365F91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MS Gothic" style:font-name-complex="Times New Roman" fo:color="#243F60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365F91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mbria" style:font-name-asian="MS Gothic" style:font-name-complex="Times New Roman" fo:color="#365F9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mbria" style:font-name-asian="MS Gothic" style:font-name-complex="Times New Roman" fo:color="#243F6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Florent</dc:creator>
    <meta:creation-date>2013-10-23T09:02:00Z</meta:creation-date>
    <dc:date>2013-10-23T09:26:00Z</dc:date>
    <meta:template xlink:href="Office%20Word%202003%20Look" xlink:type="simple"/>
    <meta:editing-cycles>2</meta:editing-cycles>
    <meta:editing-duration>PT180S</meta:editing-duration>
    <meta:document-statistic meta:page-count="2" meta:paragraph-count="7" meta:word-count="580" meta:character-count="3766" meta:row-count="26" meta:non-whitespace-character-count="3193"/>
  </office:meta>
</office:document-meta>
</file>